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width="0.02cm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Corbel" style:font-pitch="variable" fo:font-size="10pt" style:text-underline-style="none" style:font-size-asian="10pt" style:font-size-complex="10pt"/>
    </style:style>
    <style:style style:name="P4" style:family="paragraph">
      <style:paragraph-properties fo:text-align="center"/>
      <style:text-properties fo:font-family="Corbel" style:font-pitch="variable"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text-properties fo:font-family="Corbel" style:font-pitch="variable" fo:font-size="9pt" style:font-size-asian="9pt" style:font-size-complex="9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Corbel" style:font-pitch="variable" fo:font-size="9pt" style:font-size-asian="9pt" style:font-size-complex="9pt"/>
    </style:style>
    <style:style style:name="T1" style:family="text">
      <style:text-properties fo:font-family="Corbel" style:font-pitch="variable" fo:font-size="10pt" style:font-size-asian="10pt" style:font-size-complex="10pt"/>
    </style:style>
    <style:style style:name="T2" style:family="text">
      <style:text-properties fo:font-family="Corbel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Corbel" style:font-pitch="variable" fo:font-size="10pt" style:text-underline-style="none" style:font-size-asian="10pt" style:font-size-complex="10pt"/>
    </style:style>
    <style:style style:name="T4" style:family="text">
      <style:text-properties fo:font-family="Corbel" style:font-pitch="variable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family="Corbel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.5cm" svg:height="1cm" svg:x="1.5cm" svg:y="3.5cm">
          <text:p text:style-name="P1"><text:span text:style-name="T1">&lt;&lt;interface&gt;&gt;</text:span><text:span text:style-name="T1"><text:line-break/></text:span><text:span text:style-name="T2">P2P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cm" svg:height="1cm" svg:x="6.5cm" svg:y="3.5cm">
          <text:p text:style-name="P1"><text:span text:style-name="T1">&lt;&lt;interface&gt;&gt;</text:span><text:span text:style-name="T1"><text:line-break/></text:span><text:span text:style-name="T2">P2PCall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1cm" svg:x="16cm" svg:y="3.5cm">
          <text:p text:style-name="P1"><text:span text:style-name="T1">&lt;&lt;interface&gt;&gt;</text:span><text:span text:style-name="T1"><text:line-break/></text:span><text:span text:style-name="T2">I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1cm" svg:x="16cm" svg:y="5.5cm">
          <text:p text:style-name="P1"><text:span text:style-name="T1">&lt;&lt;interface&gt;&gt;</text:span><text:span text:style-name="T1"><text:line-break/></text:span><text:span text:style-name="T2">I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9" draw:layer="layout" svg:width="3.5cm" svg:height="1cm" svg:x="11cm" svg:y="5.5cm">
          <text:p text:style-name="P1"><text:span text:style-name="T3">PubSub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3.5cm" svg:height="1cm" svg:x="11cm" svg:y="7.5cm">
          <text:p text:style-name="P1"><text:span text:style-name="T3">PubSubSystemImp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7" draw:layer="layout" svg:width="3.5cm" svg:height="1cm" svg:x="11cm" svg:y="9.5cm">
          <text:p text:style-name="P1"><text:span text:style-name="T3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.5cm" svg:height="1cm" svg:x="6.5cm" svg:y="5.5cm">
          <text:p text:style-name="P1"><text:span text:style-name="T3">PubSub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3.5cm" svg:height="1cm" svg:x="1.5cm" svg:y="5.5cm">
          <text:p text:style-name="P1"><text:span text:style-name="T3">ChimeraWrapp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2" draw:layer="layout" svg:width="3.5cm" svg:height="1cm" svg:x="1.5cm" svg:y="7.5cm">
          <text:p text:style-name="P1"><text:span text:style-name="T3">ChimeraWrapperImp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1" draw:layer="layout" svg:width="3.5cm" svg:height="1cm" svg:x="1.5cm" svg:y="9.5cm">
          <text:p text:style-name="P1"><text:span text:style-name="T4">Chimera</text:span><text:span text:style-name="T4"><text:line-break/></text:span><text:span text:style-name="T4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0" draw:layer="layout" svg:width="3.5cm" svg:height="1cm" svg:x="11cm" svg:y="3.5cm">
          <text:p text:style-name="P1"><text:span text:style-name="T4">Applik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25cm" svg:y1="5.5cm" svg:x2="3.25cm" svg:y2="4.5cm" draw:start-shape="id1" draw:start-glue-point="0" draw:end-shape="id2" draw:end-glue-point="2" svg:d="m3250 5500v-1000">
          <text:p/>
        </draw:connector>
        <draw:connector draw:style-name="gr2" draw:text-style-name="P1" draw:layer="layout" svg:x1="8.25cm" svg:y1="5.5cm" svg:x2="8.25cm" svg:y2="4.5cm" draw:start-shape="id3" draw:start-glue-point="0" draw:end-shape="id4" draw:end-glue-point="2" svg:d="m8250 5500v-1000">
          <text:p/>
        </draw:connector>
        <draw:connector draw:style-name="gr2" draw:text-style-name="P1" draw:layer="layout" svg:x1="17.75cm" svg:y1="5.5cm" svg:x2="17.75cm" svg:y2="4.5cm" draw:start-shape="id5" draw:start-glue-point="0" draw:end-shape="id6" draw:end-glue-point="2" svg:d="m17750 5500v-1000">
          <text:p/>
        </draw:connector>
        <draw:connector draw:style-name="gr2" draw:text-style-name="P1" draw:layer="layout" svg:x1="14.5cm" svg:y1="10cm" svg:x2="17.75cm" svg:y2="6.5cm" draw:start-shape="id7" draw:start-glue-point="1" draw:end-shape="id5" draw:end-glue-point="2" svg:d="m14500 10000h3250v-3500">
          <text:p/>
        </draw:connector>
        <draw:connector draw:style-name="gr3" draw:text-style-name="P1" draw:layer="layout" draw:type="lines" svg:x1="12.75cm" svg:y1="9.5cm" svg:x2="12.75cm" svg:y2="8.5cm" draw:start-shape="id7" draw:start-glue-point="0" draw:end-shape="id8" draw:end-glue-point="2" svg:d="m12750 9500v-501 2-501">
          <text:p/>
        </draw:connector>
        <draw:connector draw:style-name="gr3" draw:text-style-name="P1" draw:layer="layout" draw:type="lines" svg:x1="12.75cm" svg:y1="7.5cm" svg:x2="12.75cm" svg:y2="6.5cm" draw:start-shape="id8" draw:start-glue-point="0" draw:end-shape="id9" draw:end-glue-point="2" svg:d="m12750 7500v-501 2-501">
          <text:p/>
        </draw:connector>
        <draw:connector draw:style-name="gr3" draw:text-style-name="P1" draw:layer="layout" svg:x1="12.75cm" svg:y1="5.5cm" svg:x2="12.75cm" svg:y2="4.5cm" draw:start-shape="id9" draw:start-glue-point="0" draw:end-shape="id10" draw:end-glue-point="2" svg:d="m12750 5500v-1000">
          <text:p/>
        </draw:connector>
        <draw:connector draw:style-name="gr3" draw:text-style-name="P1" draw:layer="layout" draw:line-skew="-2cm" svg:x1="5cm" svg:y1="6cm" svg:x2="11cm" svg:y2="8cm" draw:start-shape="id1" draw:start-glue-point="1" draw:end-shape="id8" draw:end-glue-point="3" svg:d="m5000 6000h1000v2000h5000">
          <text:p/>
        </draw:connector>
        <draw:connector draw:style-name="gr3" draw:text-style-name="P1" draw:layer="layout" draw:type="line" svg:x1="5cm" svg:y1="4cm" svg:x2="8.25cm" svg:y2="5.5cm" draw:start-shape="id2" draw:start-glue-point="1" draw:end-shape="id3" draw:end-glue-point="0" svg:d="m5000 4000 3250 1500">
          <text:p/>
        </draw:connector>
        <draw:connector draw:style-name="gr3" draw:text-style-name="P1" draw:layer="layout" draw:type="line" svg:x1="3.25cm" svg:y1="9.5cm" svg:x2="3.25cm" svg:y2="8.5cm" draw:start-shape="id11" draw:start-glue-point="0" draw:end-shape="id12" draw:end-glue-point="2" svg:d="m3250 9500v-1000">
          <text:p/>
        </draw:connector>
        <draw:connector draw:style-name="gr3" draw:text-style-name="P1" draw:layer="layout" draw:type="line" svg:x1="3.25cm" svg:y1="6.5cm" svg:x2="3.25cm" svg:y2="7.5cm" draw:start-shape="id1" draw:start-glue-point="2" draw:end-shape="id12" draw:end-glue-point="0" svg:d="m3250 6500v1000">
          <text:p/>
        </draw:connector>
        <draw:connector draw:style-name="gr3" draw:text-style-name="P1" draw:layer="layout" draw:type="line" svg:x1="5cm" svg:y1="4cm" svg:x2="6.5cm" svg:y2="4cm" draw:start-shape="id2" draw:start-glue-point="1" draw:end-shape="id4" draw:end-glue-point="3" svg:d="m5000 4000h1500">
          <text:p/>
        </draw:connector>
        <draw:connector draw:style-name="gr3" draw:text-style-name="P1" draw:layer="layout" draw:type="line" svg:x1="14.5cm" svg:y1="4cm" svg:x2="16cm" svg:y2="4cm" draw:start-shape="id10" draw:start-glue-point="1" draw:end-shape="id6" draw:end-glue-point="3" svg:d="m14500 4000h1500">
          <text:p/>
        </draw:connector>
        <draw:connector draw:style-name="gr3" draw:text-style-name="P1" draw:layer="layout" draw:type="lines" svg:x1="14.5cm" svg:y1="6cm" svg:x2="16cm" svg:y2="6cm" draw:start-shape="id9" draw:start-glue-point="1" draw:end-shape="id5" draw:end-glue-point="3" svg:d="m14500 6000h501 498 501">
          <text:p/>
        </draw:connector>
        <draw:connector draw:style-name="gr3" draw:text-style-name="P1" draw:layer="layout" svg:x1="8.25cm" svg:y1="6.5cm" svg:x2="11cm" svg:y2="10cm" draw:start-shape="id3" draw:start-glue-point="2" draw:end-shape="id7" draw:end-glue-point="3" svg:d="m8250 6500v3500h2750">
          <text:p/>
        </draw:connector>
        <draw:connector draw:style-name="gr3" draw:text-style-name="P1" draw:layer="layout" draw:type="line" svg:x1="10cm" svg:y1="6cm" svg:x2="12.75cm" svg:y2="7.5cm" draw:start-shape="id3" draw:start-glue-point="1" draw:end-shape="id8" draw:end-glue-point="0" svg:d="m10000 6000 2750 1500">
          <text:p/>
        </draw:connector>
        <draw:frame draw:style-name="gr4" draw:text-style-name="P5" draw:layer="layout" svg:width="0.671cm" svg:height="0.637cm" svg:x="5cm" svg:y="5.5cm">
          <draw:text-box>
            <text:p><text:span text:style-name="T5">n</text:span></text:p>
          </draw:text-box>
        </draw:frame>
        <draw:frame draw:style-name="gr4" draw:text-style-name="P5" draw:layer="layout" svg:width="0.764cm" svg:height="0.637cm" svg:x="10.329cm" svg:y="7.5cm">
          <draw:text-box>
            <text:p><text:span text:style-name="T5">m</text:span></text:p>
          </draw:text-box>
        </draw:frame>
        <draw:frame draw:style-name="gr4" draw:text-style-name="P7" draw:layer="layout" svg:width="0.646cm" svg:height="1.216cm" svg:x="3.129cm" svg:y="6.4cm">
          <draw:text-box>
            <text:p text:style-name="P6"><text:span text:style-name="T5">1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46cm" svg:height="1.216cm" svg:x="12.654cm" svg:y="6.4cm">
          <draw:text-box>
            <text:p text:style-name="P6"><text:span text:style-name="T5">1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71cm" svg:height="1.216cm" svg:x="12.654cm" svg:y="8.4cm">
          <draw:text-box>
            <text:p text:style-name="P6"><text:span text:style-name="T5">n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46cm" svg:height="0.637cm" svg:x="8.136cm" svg:y="6.4cm">
          <draw:text-box>
            <text:p><text:span text:style-name="T5">1</text:span></text:p>
          </draw:text-box>
        </draw:frame>
        <draw:frame draw:style-name="gr4" draw:text-style-name="P5" draw:layer="layout" svg:width="0.646cm" svg:height="0.637cm" svg:x="10.536cm" svg:y="9.463cm">
          <draw:text-box>
            <text:p><text:span text:style-name="T5">1</text:span></text:p>
          </draw:text-box>
        </draw:frame>
        <draw:frame draw:style-name="gr4" draw:text-style-name="P5" draw:layer="layout" svg:width="0.671cm" svg:height="0.637cm" svg:x="9.9cm" svg:y="5.5cm">
          <draw:text-box>
            <text:p><text:span text:style-name="T5">n</text:span></text:p>
          </draw:text-box>
        </draw:frame>
        <draw:frame draw:style-name="gr4" draw:text-style-name="P5" draw:layer="layout" svg:width="0.646cm" svg:height="0.637cm" svg:x="12.2cm" svg:y="6.863cm">
          <draw:text-box>
            <text:p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31T17:24:10</meta:creation-date>
    <dc:date>2010-10-31T17:55:23</dc:date>
    <dc:creator>Johannes Held</dc:creator>
    <meta:editing-duration>PT00H11M10S</meta:editing-duration>
    <meta:editing-cycles>5</meta:editing-cycles>
    <meta:generator>OpenOffice.org/3.2$Unix OpenOffice.org_project/320m19$Build-9505</meta:generator>
    <meta:document-statistic meta:object-count="37"/>
  </office:meta>
</office:document-meta>
</file>